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3.975cm" table:align="left"/>
    </style:style>
    <style:style style:name="Tabla1.A" style:family="table-column">
      <style:table-column-properties style:column-width="0.848cm"/>
    </style:style>
    <style:style style:name="Tabla1.B" style:family="table-column">
      <style:table-column-properties style:column-width="23.12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reformatted_20_Text"><text:s text:c="2"/>1</text:p>
            <text:p text:style-name="Preformatted_20_Text"><text:s text:c="2"/>2</text:p>
            <text:p text:style-name="Preformatted_20_Text"><text:s text:c="2"/>3</text:p>
            <text:p text:style-name="Preformatted_20_Text"><text:s text:c="2"/>4</text:p>
            <text:p text:style-name="Preformatted_20_Text"><text:s text:c="2"/>5</text:p>
            <text:p text:style-name="Preformatted_20_Text"><text:s text:c="2"/>6</text:p>
            <text:p text:style-name="Preformatted_20_Text"><text:s text:c="2"/>7</text:p>
            <text:p text:style-name="Preformatted_20_Text"><text:s text:c="2"/>8</text:p>
            <text:p text:style-name="Preformatted_20_Text"><text:s text:c="2"/>9</text:p>
            <text:p text:style-name="Preformatted_20_Text"><text:s/>10</text:p>
            <text:p text:style-name="Preformatted_20_Text"><text:s/>11</text:p>
            <text:p text:style-name="Preformatted_20_Text"><text:s/>12</text:p>
            <text:p text:style-name="Preformatted_20_Text"><text:s/>13</text:p>
            <text:p text:style-name="Preformatted_20_Text"><text:s/>14</text:p>
            <text:p text:style-name="Preformatted_20_Text"><text:s/>15</text:p>
            <text:p text:style-name="Preformatted_20_Text"><text:s/>16</text:p>
            <text:p text:style-name="Preformatted_20_Text"><text:s/>17</text:p>
            <text:p text:style-name="Preformatted_20_Text"><text:s/>18</text:p>
            <text:p text:style-name="Preformatted_20_Text"><text:s/>19</text:p>
            <text:p text:style-name="Preformatted_20_Text"><text:s/>20</text:p>
            <text:p text:style-name="Preformatted_20_Text"><text:s/>21</text:p>
            <text:p text:style-name="Preformatted_20_Text"><text:s/>22</text:p>
            <text:p text:style-name="Preformatted_20_Text"><text:s/>23</text:p>
            <text:p text:style-name="Preformatted_20_Text"><text:s/>24</text:p>
            <text:p text:style-name="Preformatted_20_Text"><text:s/>25</text:p>
            <text:p text:style-name="Preformatted_20_Text"><text:s/>26</text:p>
            <text:p text:style-name="Preformatted_20_Text"><text:s/>27</text:p>
            <text:p text:style-name="Preformatted_20_Text"><text:s/>28</text:p>
            <text:p text:style-name="Preformatted_20_Text"><text:s/>29</text:p>
            <text:p text:style-name="Preformatted_20_Text"><text:s/>30</text:p>
            <text:p text:style-name="Preformatted_20_Text"><text:s/>31</text:p>
            <text:p text:style-name="Preformatted_20_Text"><text:s/>32</text:p>
            <text:p text:style-name="Preformatted_20_Text"><text:s/>33</text:p>
            <text:p text:style-name="Preformatted_20_Text"><text:s/>34</text:p>
            <text:p text:style-name="Preformatted_20_Text"><text:s/>35</text:p>
            <text:p text:style-name="Preformatted_20_Text"><text:s/>36</text:p>
            <text:p text:style-name="Preformatted_20_Text"><text:s/>37</text:p>
            <text:p text:style-name="Preformatted_20_Text"><text:s/>38</text:p>
            <text:p text:style-name="Preformatted_20_Text"><text:s/>39</text:p>
            <text:p text:style-name="Preformatted_20_Text"><text:s/>40</text:p>
            <text:p text:style-name="Preformatted_20_Text"><text:s/>41</text:p>
            <text:p text:style-name="Preformatted_20_Text"><text:s/>42</text:p>
            <text:p text:style-name="Preformatted_20_Text"><text:s/>43</text:p>
            <text:p text:style-name="Preformatted_20_Text"><text:s/>44</text:p>
            <text:p text:style-name="Preformatted_20_Text"><text:s/>45</text:p>
            <text:p text:style-name="Preformatted_20_Text"><text:s/>46</text:p>
            <text:p text:style-name="Preformatted_20_Text"><text:s/>47</text:p>
            <text:p text:style-name="Preformatted_20_Text"><text:s/>48</text:p>
            <text:p text:style-name="Preformatted_20_Text"><text:s/>49</text:p>
            <text:p text:style-name="Preformatted_20_Text"><text:s/>50</text:p>
            <text:p text:style-name="Preformatted_20_Text"><text:s/>51</text:p>
            <text:p text:style-name="Preformatted_20_Text"><text:s/>52</text:p>
            <text:p text:style-name="Preformatted_20_Text"><text:s/>53</text:p>
            <text:p text:style-name="Preformatted_20_Text"><text:s/>54</text:p>
            <text:p text:style-name="Preformatted_20_Text"><text:s/>55</text:p>
            <text:p text:style-name="Preformatted_20_Text"><text:s/>56</text:p>
            <text:p text:style-name="Preformatted_20_Text"><text:s/>57</text:p>
            <text:p text:style-name="Preformatted_20_Text"><text:s/>58</text:p>
            <text:p text:style-name="Preformatted_20_Text"><text:s/>59</text:p>
            <text:p text:style-name="Preformatted_20_Text"><text:s/>60</text:p>
            <text:p text:style-name="Preformatted_20_Text"><text:s/>61</text:p>
            <text:p text:style-name="Preformatted_20_Text"><text:s/>62</text:p>
            <text:p text:style-name="Preformatted_20_Text"><text:soft-page-break/><text:s/>63</text:p>
            <text:p text:style-name="Preformatted_20_Text"><text:s/>64</text:p>
            <text:p text:style-name="Preformatted_20_Text"><text:s/>65</text:p>
            <text:p text:style-name="Preformatted_20_Text"><text:s/>66</text:p>
            <text:p text:style-name="Preformatted_20_Text"><text:s/>67</text:p>
            <text:p text:style-name="Preformatted_20_Text"><text:s/>68</text:p>
            <text:p text:style-name="Preformatted_20_Text"><text:s/>69</text:p>
            <text:p text:style-name="Preformatted_20_Text"><text:s/>70</text:p>
            <text:p text:style-name="Preformatted_20_Text"><text:s/>71</text:p>
            <text:p text:style-name="Preformatted_20_Text"><text:s/>72</text:p>
            <text:p text:style-name="Preformatted_20_Text"><text:s/>73</text:p>
            <text:p text:style-name="Preformatted_20_Text"><text:s/>74</text:p>
            <text:p text:style-name="Preformatted_20_Text"><text:s/>75</text:p>
            <text:p text:style-name="Preformatted_20_Text"><text:s/>76</text:p>
            <text:p text:style-name="Preformatted_20_Text"><text:s/>77</text:p>
            <text:p text:style-name="Preformatted_20_Text"><text:s/>78</text:p>
            <text:p text:style-name="Preformatted_20_Text"><text:s/>79</text:p>
            <text:p text:style-name="Preformatted_20_Text"><text:s/>80</text:p>
            <text:p text:style-name="Preformatted_20_Text"><text:s/>81</text:p>
            <text:p text:style-name="Preformatted_20_Text"><text:s/>82</text:p>
            <text:p text:style-name="Preformatted_20_Text"><text:s/>83</text:p>
            <text:p text:style-name="Preformatted_20_Text"><text:s/>84</text:p>
            <text:p text:style-name="Preformatted_20_Text"><text:s/>85</text:p>
            <text:p text:style-name="Preformatted_20_Text"><text:s/>86</text:p>
            <text:p text:style-name="Preformatted_20_Text"><text:s/>87</text:p>
            <text:p text:style-name="Preformatted_20_Text"><text:s/>88</text:p>
            <text:p text:style-name="Preformatted_20_Text"><text:s/>89</text:p>
            <text:p text:style-name="Preformatted_20_Text"><text:s/>90</text:p>
            <text:p text:style-name="Preformatted_20_Text"><text:s/>91</text:p>
            <text:p text:style-name="Preformatted_20_Text"><text:s/>92</text:p>
            <text:p text:style-name="Preformatted_20_Text"><text:s/>93</text:p>
            <text:p text:style-name="Preformatted_20_Text"><text:s/>94</text:p>
            <text:p text:style-name="Preformatted_20_Text"><text:s/>95</text:p>
            <text:p text:style-name="Preformatted_20_Text"><text:s/>96</text:p>
            <text:p text:style-name="Preformatted_20_Text"><text:s/>97</text:p>
            <text:p text:style-name="Preformatted_20_Text"><text:s/>98</text:p>
            <text:p text:style-name="Preformatted_20_Text"><text:s/>99</text:p>
            <text:p text:style-name="Preformatted_20_Text">100</text:p>
            <text:p text:style-name="Preformatted_20_Text">101</text:p>
            <text:p text:style-name="Preformatted_20_Text">102</text:p>
            <text:p text:style-name="Preformatted_20_Text">103</text:p>
            <text:p text:style-name="Preformatted_20_Text">104</text:p>
            <text:p text:style-name="Preformatted_20_Text">105</text:p>
            <text:p text:style-name="Preformatted_20_Text">106</text:p>
            <text:p text:style-name="Preformatted_20_Text">107</text:p>
            <text:p text:style-name="Preformatted_20_Text">108</text:p>
            <text:p text:style-name="Preformatted_20_Text">109</text:p>
            <text:p text:style-name="Preformatted_20_Text">110</text:p>
            <text:p text:style-name="Preformatted_20_Text">111</text:p>
            <text:p text:style-name="Preformatted_20_Text">112</text:p>
            <text:p text:style-name="Preformatted_20_Text">113</text:p>
            <text:p text:style-name="Preformatted_20_Text">114</text:p>
            <text:p text:style-name="Preformatted_20_Text">115</text:p>
            <text:p text:style-name="Preformatted_20_Text">116</text:p>
            <text:p text:style-name="Preformatted_20_Text">117</text:p>
            <text:p text:style-name="Preformatted_20_Text">118</text:p>
            <text:p text:style-name="Preformatted_20_Text">119</text:p>
            <text:p text:style-name="Preformatted_20_Text">120</text:p>
            <text:p text:style-name="Preformatted_20_Text">121</text:p>
            <text:p text:style-name="Preformatted_20_Text">122</text:p>
            <text:p text:style-name="Preformatted_20_Text">123</text:p>
            <text:p text:style-name="Preformatted_20_Text">124</text:p>
            <text:p text:style-name="Preformatted_20_Text">125</text:p>
            <text:p text:style-name="Preformatted_20_Text"><text:soft-page-break/>126</text:p>
            <text:p text:style-name="Preformatted_20_Text">127</text:p>
            <text:p text:style-name="Preformatted_20_Text">128</text:p>
            <text:p text:style-name="Preformatted_20_Text">129</text:p>
            <text:p text:style-name="Preformatted_20_Text">130</text:p>
            <text:p text:style-name="Preformatted_20_Text">131</text:p>
            <text:p text:style-name="Preformatted_20_Text">132</text:p>
            <text:p text:style-name="Preformatted_20_Text">133</text:p>
            <text:p text:style-name="Preformatted_20_Text">134</text:p>
            <text:p text:style-name="Preformatted_20_Text">135</text:p>
            <text:p text:style-name="Preformatted_20_Text">136</text:p>
            <text:p text:style-name="Preformatted_20_Text">137</text:p>
            <text:p text:style-name="Preformatted_20_Text">138</text:p>
            <text:p text:style-name="Preformatted_20_Text">139</text:p>
            <text:p text:style-name="Preformatted_20_Text">140</text:p>
            <text:p text:style-name="Preformatted_20_Text">141</text:p>
            <text:p text:style-name="Preformatted_20_Text">142</text:p>
            <text:p text:style-name="Preformatted_20_Text">143</text:p>
            <text:p text:style-name="Preformatted_20_Text">144</text:p>
            <text:p text:style-name="Preformatted_20_Text">145</text:p>
            <text:p text:style-name="Preformatted_20_Text">146</text:p>
            <text:p text:style-name="Preformatted_20_Text">147</text:p>
            <text:p text:style-name="Preformatted_20_Text">148</text:p>
            <text:p text:style-name="Preformatted_20_Text">149</text:p>
            <text:p text:style-name="Preformatted_20_Text">150</text:p>
            <text:p text:style-name="Preformatted_20_Text">151</text:p>
            <text:p text:style-name="Preformatted_20_Text">152</text:p>
            <text:p text:style-name="Preformatted_20_Text">153</text:p>
            <text:p text:style-name="Preformatted_20_Text">154</text:p>
            <text:p text:style-name="Preformatted_20_Text">155</text:p>
            <text:p text:style-name="Preformatted_20_Text">156</text:p>
            <text:p text:style-name="Preformatted_20_Text">157</text:p>
            <text:p text:style-name="Preformatted_20_Text">158</text:p>
            <text:p text:style-name="Preformatted_20_Text">159</text:p>
            <text:p text:style-name="Preformatted_20_Text">160</text:p>
            <text:p text:style-name="Preformatted_20_Text">161</text:p>
            <text:p text:style-name="Preformatted_20_Text">162</text:p>
            <text:p text:style-name="Preformatted_20_Text">163</text:p>
            <text:p text:style-name="Preformatted_20_Text">164</text:p>
            <text:p text:style-name="Preformatted_20_Text">165</text:p>
            <text:p text:style-name="Preformatted_20_Text">166</text:p>
            <text:p text:style-name="Preformatted_20_Text">167</text:p>
            <text:p text:style-name="Preformatted_20_Text">168</text:p>
            <text:p text:style-name="Preformatted_20_Text">169</text:p>
            <text:p text:style-name="Preformatted_20_Text">170</text:p>
            <text:p text:style-name="Preformatted_20_Text">171</text:p>
            <text:p text:style-name="Preformatted_20_Text">172</text:p>
            <text:p text:style-name="Preformatted_20_Text">173</text:p>
            <text:p text:style-name="Preformatted_20_Text">174</text:p>
            <text:p text:style-name="Preformatted_20_Text">175</text:p>
            <text:p text:style-name="Preformatted_20_Text">176</text:p>
            <text:p text:style-name="Preformatted_20_Text">177</text:p>
            <text:p text:style-name="Preformatted_20_Text">178</text:p>
            <text:p text:style-name="Preformatted_20_Text">179</text:p>
            <text:p text:style-name="Preformatted_20_Text">180</text:p>
            <text:p text:style-name="Preformatted_20_Text">181</text:p>
            <text:p text:style-name="Preformatted_20_Text">182</text:p>
            <text:p text:style-name="P1">183</text:p>
          </table:table-cell>
          <table:table-cell table:style-name="Tabla1.A1" office:value-type="string">
            <text:p text:style-name="Preformatted_20_Text"># ---------------------------------------------</text:p>
            <text:p text:style-name="Preformatted_20_Text"># <text:s text:c="7"/>--- ggplot2 Tutorial Series ---</text:p>
            <text:p text:style-name="Preformatted_20_Text"># <text:s text:c="7"/>----------- BOXPLOT -----------</text:p>
            <text:p text:style-name="Preformatted_20_Text">#</text:p>
            <text:p text:style-name="Preformatted_20_Text"># by Damiano Fantini &lt;damiano.fantini@gmail.com&gt;</text:p>
            <text:p text:style-name="Preformatted_20_Text"># ---------------------------------------------</text:p>
            <text:p text:style-name="Preformatted_20_Text">#</text:p>
            <text:p text:style-name="Preformatted_20_Text"># Load required libraries</text:p>
            <text:p text:style-name="Preformatted_20_Text">#</text:p>
            <text:p text:style-name="Preformatted_20_Text">library(ggplot2)</text:p>
            <text:p text:style-name="Preformatted_20_Text">#</text:p>
            <text:p text:style-name="Preformatted_20_Text">#</text:p>
            <text:p text:style-name="Preformatted_20_Text"># Custom functions</text:p>
            <text:p text:style-name="Preformatted_20_Text">#</text:p>
            <text:p text:style-name="Preformatted_20_Text">make_contrast_coord &lt;- function(n) {</text:p>
            <text:p text:style-name="Preformatted_20_Text"><text:s text:c="2"/>tmp &lt;- do.call(rbind,lapply(1:n, (function(i){</text:p>
            <text:p text:style-name="Preformatted_20_Text"><text:s text:c="4"/>do.call(rbind,lapply(1:n, (function(j){</text:p>
            <text:p text:style-name="Preformatted_20_Text"><text:s text:c="6"/>if(j &gt; i) {</text:p>
            <text:p text:style-name="Preformatted_20_Text"><text:s text:c="8"/>c(i,j)</text:p>
            <text:p text:style-name="Preformatted_20_Text"><text:s text:c="6"/>}</text:p>
            <text:p text:style-name="Preformatted_20_Text"><text:s text:c="4"/>})))</text:p>
            <text:p text:style-name="Preformatted_20_Text"><text:s text:c="2"/>})))</text:p>
            <text:p text:style-name="Preformatted_20_Text"><text:s text:c="2"/>tmp &lt;- data.frame(tmp)</text:p>
            <text:p text:style-name="Preformatted_20_Text"><text:s text:c="2"/>colnames(tmp) &lt;- c("str", "end")</text:p>
            <text:p text:style-name="Preformatted_20_Text"><text:s text:c="2"/>tmp$ave &lt;- apply(tmp, 1, mean)</text:p>
            <text:p text:style-name="Preformatted_20_Text"><text:s text:c="2"/>tmp$len &lt;- apply(tmp, 1, (function(vct){ max(vct) - min(vct) }))</text:p>
            <text:p text:style-name="Preformatted_20_Text"><text:s text:c="2"/>return(tmp)</text:p>
            <text:p text:style-name="Preformatted_20_Text">}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head (tmp)</text:p>
            <text:p text:style-name="Preformatted_20_Text">pval_to_asterisks &lt;- function(p_vals) {</text:p>
            <text:p text:style-name="Preformatted_20_Text"><text:s text:c="2"/>astk &lt;- sapply(as.numeric(as.character(p_vals)), (function(pv){</text:p>
            <text:p text:style-name="Preformatted_20_Text"><text:s text:c="4"/>if(pv &gt;= 0 &amp; pv &lt; 0.0001) {</text:p>
            <text:p text:style-name="Preformatted_20_Text"><text:s text:c="6"/>"****"</text:p>
            <text:p text:style-name="Preformatted_20_Text"><text:s text:c="4"/>} else if (pv &gt;= 0 &amp; pv &lt; 0.001) {</text:p>
            <text:p text:style-name="Preformatted_20_Text"><text:s text:c="6"/>"***"</text:p>
            <text:p text:style-name="Preformatted_20_Text"><text:s text:c="4"/>} else if (pv &gt;= 0 &amp; pv &lt; 0.01) {</text:p>
            <text:p text:style-name="Preformatted_20_Text"><text:s text:c="6"/>"**"</text:p>
            <text:p text:style-name="Preformatted_20_Text"><text:s text:c="4"/>} <text:s/>else if (pv &gt;= 0 &amp; pv &lt; 0.05) {</text:p>
            <text:p text:style-name="Preformatted_20_Text"><text:s text:c="6"/>"*"</text:p>
            <text:p text:style-name="Preformatted_20_Text"><text:s text:c="4"/>} else {</text:p>
            <text:p text:style-name="Preformatted_20_Text"><text:s text:c="6"/>NA</text:p>
            <text:p text:style-name="Preformatted_20_Text"><text:s text:c="4"/>}</text:p>
            <text:p text:style-name="Preformatted_20_Text"><text:s text:c="2"/>}))</text:p>
            <text:p text:style-name="Preformatted_20_Text"><text:s text:c="2"/>return(astk)</text:p>
            <text:p text:style-name="Preformatted_20_Text">}</text:p>
            <text:p text:style-name="Preformatted_20_Text">#</text:p>
            <text:p text:style-name="Preformatted_20_Text">#</text:p>
            <text:p text:style-name="Preformatted_20_Text"># Generate a random dataset: a 20 row x 4 column matrix</text:p>
            <text:p text:style-name="Preformatted_20_Text">#</text:p>
            <text:p text:style-name="Preformatted_20_Text">set.seed(999)</text:p>
            <text:p text:style-name="Preformatted_20_Text">my_data &lt;- matrix(sapply(c(1,2.2,2.9,4.2), (function(i){ rnorm(20, 30 + (5*i), 7+i)})),</text:p>
            <text:p text:style-name="Preformatted_20_Text"><text:s text:c="18"/>nrow = 20,</text:p>
            <text:p text:style-name="Preformatted_20_Text"><text:s text:c="18"/>ncol = 4,</text:p>
            <text:p text:style-name="Preformatted_20_Text"><text:s text:c="18"/>dimnames = list(paste("r", as.character(1:20), sep =""), c("A", "B", "C", "D")))</text:p>
            <text:p text:style-name="Preformatted_20_Text">boxplot(my_data, col = "darkorange", pch = 19, ylim = c(0,120), main = "Standard boxplot")</text:p>
            <text:p text:style-name="Preformatted_20_Text">head(my_data)</text:p>
            <text:p text:style-name="Preformatted_20_Text">my_data2&lt;-as.data.frame (my_data)</text:p>
            <text:p text:style-name="Preformatted_20_Text">head (my_data2)</text:p>
            <text:p text:style-name="Preformatted_20_Text"><text:soft-page-break/>#</text:p>
            <text:p text:style-name="Preformatted_20_Text"># Critical step: convert the matrix into a data frame</text:p>
            <text:p text:style-name="Preformatted_20_Text"># In the resulting data frame, the condition &lt;&lt;A,B,C,D&gt;&gt; is converted in new variable</text:p>
            <text:p text:style-name="Preformatted_20_Text"># The 20 x 4 matrix is converted to a 80 x 2 matrix</text:p>
            <text:p text:style-name="Preformatted_20_Text"># Each row has two cells: condition {A,B,C,D} and value {measured value}</text:p>
            <text:p text:style-name="Preformatted_20_Text">#</text:p>
            <text:p text:style-name="Preformatted_20_Text">my_df &lt;- data.frame(do.call(rbind, lapply(colnames(my_data), (function(clnm){</text:p>
            <text:p text:style-name="Preformatted_20_Text"><text:s text:c="2"/>values &lt;- my_data[,clnm]</text:p>
            <text:p text:style-name="Preformatted_20_Text"><text:s text:c="2"/>group &lt;- rep(clnm, nrow(my_data))</text:p>
            <text:p text:style-name="Preformatted_20_Text"><text:s text:c="2"/>cbind(values, group) # Note that this returns a character matrix</text:p>
            <text:p text:style-name="Preformatted_20_Text">}))), row.names = NULL)</text:p>
            <text:p text:style-name="Preformatted_20_Text">#</text:p>
            <text:p text:style-name="Preformatted_20_Text">#</text:p>
            <text:p text:style-name="Preformatted_20_Text"># Let's make sure that data are in the correct format</text:p>
            <text:p text:style-name="Preformatted_20_Text"># values: numeric</text:p>
            <text:p text:style-name="Preformatted_20_Text"># group: factor</text:p>
            <text:p text:style-name="Preformatted_20_Text">#</text:p>
            <text:p text:style-name="Preformatted_20_Text">head (my_df)</text:p>
            <text:p text:style-name="Preformatted_20_Text">tail (my_df)</text:p>
            <text:p text:style-name="Preformatted_20_Text">str(my_df)</text:p>
            <text:p text:style-name="Preformatted_20_Text">my_df$values &lt;- as.numeric(as.character(my_df$values))</text:p>
            <text:p text:style-name="Preformatted_20_Text">my_df$values &lt;- round(my_df$values, 2)</text:p>
            <text:p text:style-name="Preformatted_20_Text">is.factor(my_df$group)</text:p>
            <text:p text:style-name="Preformatted_20_Text">#</text:p>
            <text:p text:style-name="Preformatted_20_Text">#</text:p>
            <text:p text:style-name="Preformatted_20_Text"># We can still draw a standard boxplot from here, using the "split" function</text:p>
            <text:p text:style-name="Preformatted_20_Text"># This is the fastestt way (but the resulting plot won't be the cutest possible)</text:p>
            <text:p text:style-name="Preformatted_20_Text">#</text:p>
            <text:p text:style-name="Preformatted_20_Text">boxplot (my_df$values, my_df$group)</text:p>
            <text:p text:style-name="Preformatted_20_Text">boxplot(split(my_df$values, my_df$group),</text:p>
            <text:p text:style-name="Preformatted_20_Text"><text:s text:c="8"/>col = "chartreuse4", pch = 19, ylim = c(0,120), main = "Boxplot using 'split' f(x)")</text:p>
            <text:p text:style-name="Preformatted_20_Text">#</text:p>
            <text:p text:style-name="Preformatted_20_Text">#</text:p>
            <text:p text:style-name="Preformatted_20_Text"># Now plot a basic boxplot with ggplot2</text:p>
            <text:p text:style-name="Preformatted_20_Text">#</text:p>
            <text:p text:style-name="Preformatted_20_Text">bp &lt;- ggplot(my_df, aes(x = group, y = as.numeric(values), fill = factor(group)))</text:p>
            <text:p text:style-name="Preformatted_20_Text">bp &lt;- bp + geom_boxplot(notch = T)</text:p>
            <text:p text:style-name="Preformatted_20_Text">bp</text:p>
            <text:p text:style-name="Preformatted_20_Text">#</text:p>
            <text:p text:style-name="Preformatted_20_Text">#</text:p>
            <text:p text:style-name="Preformatted_20_Text"># define ylim, set colors and impose jitter</text:p>
            <text:p text:style-name="Preformatted_20_Text">#</text:p>
            <text:p text:style-name="Preformatted_20_Text">bp &lt;- bp + ylim(c(0,120))</text:p>
            <text:p text:style-name="Preformatted_20_Text">my_colors &lt;- c("#1b9e77", "#d95f02", "#7570b3", "#e7298a")</text:p>
            <text:p text:style-name="Preformatted_20_Text">bp &lt;- bp + scale_fill_manual(values=my_colors)</text:p>
            <text:p text:style-name="Preformatted_20_Text">bp &lt;- bp + geom_point(position = position_jitter(width = 0.35))</text:p>
            <text:p text:style-name="Preformatted_20_Text">bp</text:p>
            <text:p text:style-name="Preformatted_20_Text">#</text:p>
            <text:p text:style-name="Preformatted_20_Text">#</text:p>
            <text:p text:style-name="Preformatted_20_Text"># change labels and title and theme; adjust labels margins as needed</text:p>
            <text:p text:style-name="Preformatted_20_Text">#</text:p>
            <text:p text:style-name="Preformatted_20_Text">bp &lt;- bp + labs(title="My ggplot2 Boxplot", x="Sample groups", y = "Count of something")</text:p>
            <text:p text:style-name="Preformatted_20_Text">bp &lt;- bp + theme_bw()</text:p>
            <text:p text:style-name="Preformatted_20_Text">bp &lt;- bp + theme(legend.position="none") # Remove legend</text:p>
            <text:p text:style-name="Preformatted_20_Text">bp &lt;- bp + theme(axis.text.x = element_text(colour="grey20",size=13,angle=0,hjust=.5,vjust=.5,face="plain"),</text:p>
            <text:p text:style-name="Preformatted_20_Text"><text:s text:c="17"/>axis.text.y = element_text(colour="grey20",size=11,angle=0,hjust=1,vjust=0,face="plain"),</text:p>
            <text:p text:style-name="Preformatted_20_Text"><text:s text:c="17"/>axis.title.x = element_text(colour="black",size=15,angle=0,hjust=.5,vjust=0,face="bold"),</text:p>
            <text:p text:style-name="Preformatted_20_Text"><text:s text:c="17"/>axis.title.y = element_text(colour="black",size=15,angle=90,hjust=.5,vjust=.5,face="bold"),</text:p>
            <text:p text:style-name="Preformatted_20_Text"><text:s text:c="17"/>plot.title = element_text(size=18, face = "bold"))</text:p>
            <text:p text:style-name="Preformatted_20_Text">bp</text:p>
            <text:p text:style-name="Preformatted_20_Text">#</text:p>
            <text:p text:style-name="Preformatted_20_Text">#</text:p>
            <text:p text:style-name="Preformatted_20_Text"># Let's complete this analysis by running an ANOVA significance test</text:p>
            <text:p text:style-name="Preformatted_20_Text"><text:soft-page-break/># and adding annotation to the plot: which are the significan differences?</text:p>
            <text:p text:style-name="Preformatted_20_Text"># What about the p-values? Let's start with the ANOVA</text:p>
            <text:p text:style-name="Preformatted_20_Text">#</text:p>
            <text:p text:style-name="Preformatted_20_Text">my_anova &lt;- aov(values~group, data = my_df) ; my_anova</text:p>
            <text:p text:style-name="Preformatted_20_Text">my_anova &lt;- TukeyHSD(my_anova) ; my_anova</text:p>
            <text:p text:style-name="Preformatted_20_Text">my_anova &lt;- data.frame(cbind(my_anova$group,</text:p>
            <text:p text:style-name="Preformatted_20_Text"><text:s text:c="29"/>make_contrast_coord(length(levels(my_df$group))))) ; my_anova</text:p>
            <text:p text:style-name="Preformatted_20_Text">my_anova$astks &lt;- pval_to_asterisks(my_anova$p.adj); my_anova</text:p>
            <text:p text:style-name="Preformatted_20_Text">#</text:p>
            <text:p text:style-name="Preformatted_20_Text">#</text:p>
            <text:p text:style-name="Preformatted_20_Text"># my_anova includes information about the ANOVA test on our dataset.</text:p>
            <text:p text:style-name="Preformatted_20_Text"># Let's remove non-significant differences, as those won't be plotted.</text:p>
            <text:p text:style-name="Preformatted_20_Text"># The filtered data frame is called tiny_anova. We also order the</text:p>
            <text:p text:style-name="Preformatted_20_Text"># rows according to the distance between boxes (in the boxplot).</text:p>
            <text:p text:style-name="Preformatted_20_Text"># Differences between boxes far away will be annotated at the top</text:p>
            <text:p text:style-name="Preformatted_20_Text">#</text:p>
            <text:p text:style-name="Preformatted_20_Text">tiny_anova &lt;- my_anova[my_anova$p.adj &lt; 0.05,]</text:p>
            <text:p text:style-name="Preformatted_20_Text">tiny_anova &lt;- tiny_anova[order(tiny_anova$len, decreasing = FALSE),] ; tiny_anova</text:p>
            <text:p text:style-name="Preformatted_20_Text">#</text:p>
            <text:p text:style-name="Preformatted_20_Text">#</text:p>
            <text:p text:style-name="Preformatted_20_Text"># Let's set some parameters for the annotation. Change this depending to the specific boxplot</text:p>
            <text:p text:style-name="Preformatted_20_Text">#</text:p>
            <text:p text:style-name="Preformatted_20_Text">lowest.y &lt;- 85</text:p>
            <text:p text:style-name="Preformatted_20_Text">highest.y &lt;- 110</text:p>
            <text:p text:style-name="Preformatted_20_Text">margin.y &lt;- 5</text:p>
            <text:p text:style-name="Preformatted_20_Text">#</text:p>
            <text:p text:style-name="Preformatted_20_Text">#</text:p>
            <text:p text:style-name="Preformatted_20_Text"># Define the positions where the p-value segments will be drawn and then annotate the p-vals</text:p>
            <text:p text:style-name="Preformatted_20_Text">#</text:p>
            <text:p text:style-name="Preformatted_20_Text">dev.off()</text:p>
            <text:p text:style-name="Preformatted_20_Text">actual.ys &lt;- seq(lowest.y, highest.y, length.out = nrow(tiny_anova)) ;actual.ys</text:p>
            <text:p text:style-name="Preformatted_20_Text">tiny_anova$ys &lt;- actual.ys; <text:s/>tiny_anova</text:p>
            <text:p text:style-name="Preformatted_20_Text">bp_ask &lt;- bp + annotate("segment", x = tiny_anova$str, y = tiny_anova$ys,</text:p>
            <text:p text:style-name="Preformatted_20_Text"><text:s text:c="20"/>xend = tiny_anova$end, yend = tiny_anova$ys,</text:p>
            <text:p text:style-name="Preformatted_20_Text"><text:s text:c="20"/>colour = "black", size = 0.95); bp_ask</text:p>
            <text:p text:style-name="Preformatted_20_Text">bp_val1 &lt;- bp_ask + annotate("text", x = tiny_anova$ave, y = (tiny_anova$ys + margin.y) ,</text:p>
            <text:p text:style-name="Preformatted_20_Text"><text:s text:c="20"/>xend = tiny_anova$end, yend = tiny_anova$ys,</text:p>
            <text:p text:style-name="Preformatted_20_Text"><text:s text:c="20"/>label = paste ("p-val =", format(round(tiny_anova$p.adj, 4), nsmall = 4))) ; bp_val1</text:p>
            <text:p text:style-name="Preformatted_20_Text">bp_ask &lt;- bp_ask + annotate("text", x = tiny_anova$ave, y = (tiny_anova$ys + (margin.y/3)) ,</text:p>
            <text:p text:style-name="Preformatted_20_Text"><text:s text:c="24"/>xend = tiny_anova$end, yend = tiny_anova$ys,</text:p>
            <text:p text:style-name="Preformatted_20_Text"><text:s text:c="24"/>label = tiny_anova$astks, size = 10)</text:p>
            <text:p text:style-name="Preformatted_20_Text">#</text:p>
            <text:p text:style-name="Preformatted_20_Text">#</text:p>
            <text:p text:style-name="Preformatted_20_Text"># Here are three plots:</text:p>
            <text:p text:style-name="Preformatted_20_Text"># 1) boxplot without annotations</text:p>
            <text:p text:style-name="Preformatted_20_Text"># 2) boxplot with p-val annotations (up to 4 decimal places)</text:p>
            <text:p text:style-name="Preformatted_20_Text"># 3) boxplot with *** annotations</text:p>
            <text:p text:style-name="Preformatted_20_Text">#</text:p>
            <text:p text:style-name="Preformatted_20_Text">bp</text:p>
            <text:p text:style-name="Preformatted_20_Text">bp_val1</text:p>
            <text:p text:style-name="Preformatted_20_Text">bp_ask</text:p>
            <text:p text:style-name="Preformatted_20_Text">#</text:p>
            <text:p text:style-name="Preformatted_20_Text">#</text:p>
            <text:p text:style-name="Preformatted_20_Text"># Success! Done...</text:p>
            <text:p text:style-name="Preformatted_20_Text"># For questions, contact me at damiano.fantini@gmail.com</text:p>
            <text:p text:style-name="Preformatted_20_Text"># Or visit: http://www.biotechworld.it/bioinf/</text:p>
            <text:p text:style-name="Preformatted_20_Text">#</text:p>
            <text:p text:style-name="P1">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11:37:20.516640511</meta:creation-date>
    <dc:date>2021-10-30T11:37:58.565040692</dc:date>
    <meta:editing-duration>PT40S</meta:editing-duration>
    <meta:editing-cycles>1</meta:editing-cycles>
    <meta:document-statistic meta:table-count="1" meta:image-count="0" meta:object-count="0" meta:page-count="3" meta:paragraph-count="362" meta:word-count="999" meta:character-count="6450" meta:non-whitespace-character-count="5294"/>
    <meta:generator>LibreOffice/6.0.7.3$Linux_X86_64 LibreOffice_project/00m0$Build-3</meta:generator>
  </office:meta>
</office:document-meta>
</file>